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June 2, 2021 (09:38: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2T21:38:39Z</meta:creation-date>
    <dc:date>2021-06-02T21:38:39Z</dc:date>
    <meta:user-defined meta:name="date" meta:value-type="string">June   2, 2021 (09:38: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